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Hack Nerd Font Mono" svg:font-family="'Hack Nerd Font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2" style:family="graphic" style:parent-style-name="standard">
      <style:graphic-properties svg:stroke-color="#333333" draw:stroke-linejoin="round" draw:fill-color="#eeeeee" draw:textarea-horizontal-align="justify" draw:textarea-vertical-align="middle" draw:auto-grow-height="false" fo:min-height="0.35cm" fo:min-width="2.8cm" style:writing-mode="lr-tb" loext:decorative="false"/>
      <style:paragraph-properties style:writing-mode="lr-tb"/>
    </style:style>
    <style:style style:name="gr3" style:family="graphic" style:parent-style-name="standard">
      <style:graphic-properties svg:stroke-color="#333333" draw:stroke-linejoin="round" draw:fill-color="#729fcf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4" style:family="graphic" style:parent-style-name="standard">
      <style:graphic-properties svg:stroke-color="#333333" draw:stroke-linejoin="round" draw:fill-color="#eeeeee" draw:textarea-horizontal-align="justify" draw:textarea-vertical-align="middle" draw:auto-grow-height="false" fo:min-height="0.35cm" fo:min-width="3.1cm" style:writing-mode="lr-tb" loext:decorative="false"/>
      <style:paragraph-properties style:writing-mode="lr-tb"/>
    </style:style>
    <style:style style:name="gr5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6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7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8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9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10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11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12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13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14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15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16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17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18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19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20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21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22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23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24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25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26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27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28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P1" style:family="paragraph">
      <style:paragraph-properties fo:text-align="center"/>
      <style:text-properties fo:color="#111111" loext:opacity="100%" style:font-name="Hack Nerd Font Mono" fo:font-size="14pt" style:font-size-asian="14pt" style:font-size-complex="14pt"/>
    </style:style>
    <style:style style:name="P2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14pt" style:font-size-asian="14pt" style:font-size-complex="14pt"/>
    </style:style>
    <style:style style:name="P3" style:family="paragraph">
      <style:paragraph-properties fo:text-align="center"/>
      <style:text-properties fo:color="#111111" loext:opacity="100%" style:font-name="Hack Nerd Font Mono" fo:font-size="7pt" style:font-size-asian="14pt" style:font-size-complex="14pt"/>
    </style:style>
    <style:style style:name="P4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7pt" style:font-size-asian="14pt" style:font-size-complex="14pt"/>
    </style:style>
    <style:style style:name="P5" style:family="paragraph">
      <style:paragraph-properties fo:text-align="center"/>
      <style:text-properties fo:color="#111111" loext:opacity="100%" style:font-name="Hack Nerd Font Mono" fo:font-size="9pt" style:font-size-asian="9pt" style:font-size-complex="9pt"/>
    </style:style>
    <style:style style:name="P6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9pt" style:font-size-asian="9pt" style:font-size-complex="9pt"/>
    </style:style>
    <style:style style:name="P7" style:family="paragraph">
      <style:paragraph-properties fo:text-align="center"/>
      <style:text-properties fo:color="#111111" loext:opacity="100%" style:font-name="Hack Nerd Font Mono" fo:font-size="14pt" style:font-size-asian="9pt" style:font-size-complex="9pt"/>
    </style:style>
    <style:style style:name="P8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14pt" style:font-size-asian="9pt" style:font-size-complex="9pt"/>
    </style:style>
    <style:style style:name="P9" style:family="paragraph">
      <style:paragraph-properties fo:margin-left="0cm" fo:margin-right="0cm" fo:margin-top="0cm" fo:margin-bottom="0cm" fo:line-height="100%" fo:text-align="center" fo:text-indent="0cm"/>
      <style:text-properties fo:color="#111111" loext:opacity="100%" style:font-name="Hack Nerd Font Mono" fo:font-size="7pt" style:font-size-asian="7pt" style:font-size-complex="7pt"/>
    </style:style>
    <style:style style:name="P10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7pt" style:font-size-asian="7pt" style:font-size-complex="7pt"/>
    </style:style>
    <style:style style:name="P11" style:family="paragraph">
      <style:paragraph-properties fo:text-align="center"/>
      <style:text-properties fo:color="#111111" loext:opacity="100%" style:font-name="Hack Nerd Font Mono" fo:font-size="10pt" style:font-size-asian="12pt" style:font-size-complex="12pt"/>
    </style:style>
    <style:style style:name="P12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10pt" style:font-size-asian="12pt" style:font-size-complex="12pt"/>
    </style:style>
    <style:style style:name="P13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8pt" style:font-size-asian="8pt" style:font-size-complex="8pt"/>
    </style:style>
    <style:style style:name="P14" style:family="paragraph">
      <style:paragraph-properties fo:text-align="center"/>
      <style:text-properties fo:color="#111111" loext:opacity="100%" style:font-name="Hack Nerd Font Mono" fo:font-size="8pt" style:font-size-asian="8pt" style:font-size-complex="8pt"/>
    </style:style>
    <style:style style:name="P15" style:family="paragraph">
      <style:paragraph-properties fo:text-align="center"/>
      <style:text-properties fo:color="#111111" loext:opacity="100%" style:font-name="Hack Nerd Font Mono" fo:font-size="6pt" style:font-size-asian="6pt" style:font-size-complex="6pt"/>
    </style:style>
    <style:style style:name="P16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6pt" style:font-size-asian="6pt" style:font-size-complex="6pt"/>
    </style:style>
    <style:style style:name="P17" style:family="paragraph">
      <loext:graphic-properties draw:fill-color="#729fcf"/>
      <style:paragraph-properties fo:text-align="center" style:writing-mode="lr-tb"/>
      <style:text-properties fo:color="#111111" loext:opacity="100%" style:font-name="Hack Nerd Font Mono" fo:font-size="14pt" style:font-size-asian="14pt" style:font-size-complex="14pt"/>
    </style:style>
    <style:style style:name="P18" style:family="paragraph">
      <style:paragraph-properties fo:text-align="center"/>
      <style:text-properties fo:color="#111111" loext:opacity="100%" style:font-name="Hack Nerd Font Mono" fo:font-size="10pt" style:font-size-asian="14pt" style:font-size-complex="14pt"/>
    </style:style>
    <style:style style:name="P19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10pt" style:font-size-asian="14pt" style:font-size-complex="14pt"/>
    </style:style>
    <style:style style:name="P20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style:font-name="Hack Nerd Font Mono" fo:font-size="14pt" style:font-size-asian="14pt" style:font-size-complex="14pt"/>
    </style:style>
    <style:style style:name="P21" style:family="paragraph">
      <loext:graphic-properties draw:fill-color="#eeeeee"/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style:font-name="Hack Nerd Font Mono" fo:font-size="14pt" style:font-size-asian="14pt" style:font-size-complex="14pt"/>
    </style:style>
    <style:style style:name="P22" style:family="paragraph">
      <style:paragraph-properties fo:margin-left="0cm" fo:margin-right="0cm" fo:margin-top="0cm" fo:margin-bottom="0cm" fo:line-height="100%" fo:text-align="center" fo:text-indent="0cm"/>
      <style:text-properties fo:color="#111111" loext:opacity="100%" style:font-name="Hack Nerd Font Mono" fo:font-size="8pt" style:font-size-asian="8pt" style:font-size-complex="8pt"/>
    </style:style>
    <style:style style:name="P23" style:family="paragraph">
      <loext:graphic-properties draw:fill-color="#eeeeee"/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style:font-name="Hack Nerd Font Mono" fo:font-size="8pt" style:font-size-asian="8pt" style:font-size-complex="8pt"/>
    </style:style>
    <style:style style:name="P24" style:family="paragraph">
      <style:paragraph-properties fo:text-align="center"/>
      <style:text-properties fo:color="#111111" loext:opacity="100%" style:font-name="Hack Nerd Font Mono" fo:font-size="8pt" style:font-size-asian="14pt" style:font-size-complex="14pt"/>
    </style:style>
    <style:style style:name="P25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8pt" style:font-size-asian="14pt" style:font-size-complex="14pt"/>
    </style:style>
    <style:style style:name="P26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style:font-name="Hack Nerd Font Mono" fo:font-size="10pt" style:font-size-asian="14pt" style:font-size-complex="14pt"/>
    </style:style>
    <style:style style:name="P27" style:family="paragraph">
      <loext:graphic-properties draw:fill-color="#eeeeee"/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style:font-name="Hack Nerd Font Mono" fo:font-size="10pt" style:font-size-asian="14pt" style:font-size-complex="14pt"/>
    </style:style>
    <style:style style:name="P28" style:family="paragraph">
      <style:paragraph-properties fo:margin-left="0cm" fo:margin-right="0cm" fo:margin-top="0cm" fo:margin-bottom="0cm" fo:line-height="100%" fo:text-align="center" fo:text-indent="0cm"/>
      <style:text-properties fo:color="#111111" loext:opacity="100%" style:font-name="Hack Nerd Font Mono" fo:font-size="14pt" style:font-size-asian="14pt" style:font-size-complex="14pt"/>
    </style:style>
    <style:style style:name="T1" style:family="text">
      <style:text-properties fo:color="#111111" loext:opacity="100%" style:font-name="Hack Nerd Font Mono" fo:font-size="14pt" style:font-size-asian="14pt" style:font-size-complex="14pt"/>
    </style:style>
    <style:style style:name="T2" style:family="text">
      <style:text-properties fo:color="#111111" loext:opacity="100%" style:font-name="Hack Nerd Font Mono" fo:font-size="7pt" style:font-size-asian="14pt" style:font-size-complex="14pt"/>
    </style:style>
    <style:style style:name="T3" style:family="text">
      <style:text-properties fo:color="#111111" loext:opacity="100%" style:font-name="Hack Nerd Font Mono" fo:font-size="9pt" style:font-size-asian="9pt" style:font-size-complex="9pt"/>
    </style:style>
    <style:style style:name="T4" style:family="text">
      <style:text-properties fo:color="#111111" loext:opacity="100%" style:font-name="Hack Nerd Font Mono" fo:font-size="14pt" style:font-size-asian="9pt" style:font-size-complex="9pt"/>
    </style:style>
    <style:style style:name="T5" style:family="text">
      <style:text-properties fo:color="#111111" loext:opacity="100%" style:font-name="Hack Nerd Font Mono" fo:font-size="7pt" style:font-size-asian="7pt" style:font-size-complex="7pt"/>
    </style:style>
    <style:style style:name="T6" style:family="text">
      <style:text-properties fo:color="#111111" loext:opacity="100%" style:font-name="Hack Nerd Font Mono" fo:font-size="10pt" style:font-size-asian="12pt" style:font-size-complex="12pt"/>
    </style:style>
    <style:style style:name="T7" style:family="text">
      <style:text-properties fo:color="#111111" loext:opacity="100%" style:font-name="Hack Nerd Font Mono" fo:font-size="8pt" style:font-size-asian="8pt" style:font-size-complex="8pt"/>
    </style:style>
    <style:style style:name="T8" style:family="text">
      <style:text-properties fo:color="#111111" loext:opacity="100%" style:font-name="Hack Nerd Font Mono" fo:font-size="6pt" style:font-size-asian="6pt" style:font-size-complex="6pt"/>
    </style:style>
    <style:style style:name="T9" style:family="text">
      <style:text-properties fo:color="#111111" loext:opacity="100%" style:font-name="Hack Nerd Font Mono" fo:font-size="10pt" style:font-size-asian="14pt" style:font-size-complex="14pt"/>
    </style:style>
    <style:style style:name="T10" style:family="text">
      <style:text-properties fo:color="#111111" loext:opacity="100%" style:font-name="Hack Nerd Font Mono" fo:font-size="8pt" style:font-size-asian="14pt" style:font-size-complex="14pt"/>
    </style:style>
    <style:style style:name="T11" style:family="text">
      <style:text-properties fo:color="#111111" loext:opacity="100%" style:font-name="Hack Nerd Font Mono" fo:font-size="14pt" fo:letter-spacing="-0.03cm" style:font-size-asian="6pt" style:font-size-complex="6pt"/>
    </style:style>
    <style:style style:name="T12" style:family="text">
      <style:text-properties fo:font-variant="normal" fo:text-transform="none" fo:color="#111111" loext:opacity="100%" style:text-outline="false" style:text-line-through-style="none" style:text-line-through-type="none" style:font-name="Hack Nerd Font Mono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111111" loext:opacity="100%" style:font-name="Hack Nerd Font Mono" fo:font-size="10pt" style:font-size-asian="6pt" style:font-size-complex="6pt"/>
    </style:style>
    <style:style style:name="T14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2cm" svg:height="1.2cm" svg:x="5.7cm" svg:y="1.95cm">
          <text:p text:style-name="P1"><text:span text:style-name="T1">V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" draw:text-style-name="P2" draw:layer="layout" svg:width="1.2cm" svg:height="1.2cm" svg:x="5.7cm" svg:y="3.225cm">
          <text:p text:style-name="P1"><text:span text:style-name="T1">F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" draw:text-style-name="P2" draw:layer="layout" svg:width="1.2cm" svg:height="1.2cm" svg:x="4.425cm" svg:y="1.5cm">
          <text:p text:style-name="P1"><text:span text:style-name="T1">P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4.425cm" svg:y="2.775cm">
          <text:p text:style-name="P1"><text:span text:style-name="T1">N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4.425cm" svg:y="4.05cm">
          <text:p text:style-name="P1"><text:span text:style-name="T1">B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15cm" svg:y="1.125cm">
          <text:p text:style-name="P1"><text:span text:style-name="T1">O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15cm" svg:y="2.4cm">
          <text:p text:style-name="P1"><text:span text:style-name="T1">E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15cm" svg:y="3.675cm">
          <text:p text:style-name="P1"><text:span text:style-name="T1">Q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875cm" svg:y="1.425cm">
          <text:p text:style-name="P1"><text:span text:style-name="T1">C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875cm" svg:y="2.7cm">
          <text:p text:style-name="P1"><text:span text:style-name="T1">S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875cm" svg:y="3.975cm">
          <text:p text:style-name="P1"><text:span text:style-name="T1">X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0.6cm" svg:y="2.25cm">
          <text:p text:style-name="P3"><text:span text:style-name="T2">Esc</text:span></text:p>
          <text:p text:style-name="P3"><text:span text:style-name="T2">Lnx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0.6cm" svg:y="3.525cm">
          <text:p text:style-name="P1"><text:span text:style-name="T1">A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0.6cm" svg:y="4.8cm">
          <text:p text:style-name="P1"><text:span text:style-name="T1">Z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2cm" svg:y="2.25cm">
          <text:p text:style-name="P1"><text:span text:style-name="T1">W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2cm" svg:y="3.525cm">
          <text:p text:style-name="P1"><text:span text:style-name="T1">U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925cm" svg:y="1.425cm">
          <text:p text:style-name="P1"><text:span text:style-name="T1">Y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925cm" svg:y="2.7cm">
          <text:p text:style-name="P1"><text:span text:style-name="T1">I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6" draw:layer="layout" svg:width="1.2cm" svg:height="1.2cm" svg:x="14.925cm" svg:y="3.975cm">
          <text:p text:style-name="P5"><text:span text:style-name="T3">FR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3.65cm" svg:y="1.125cm">
          <text:p text:style-name="P1"><text:span text:style-name="T1">D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3.65cm" svg:y="2.4cm">
          <text:p text:style-name="P1"><text:span text:style-name="T1">T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3.65cm" svg:y="3.675cm">
          <text:p text:style-name="P1"><text:span text:style-name="T1">G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375cm" svg:y="1.5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375cm" svg:y="2.775cm">
          <text:p text:style-name="P1"><text:span text:style-name="T1">R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375cm" svg:y="4.05cm">
          <text:p text:style-name="P1"><text:span text:style-name="T1">H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1.1cm" svg:y="1.95cm">
          <text:p text:style-name="P1"><text:span text:style-name="T1">J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8" draw:layer="layout" svg:width="1.2cm" svg:height="1.2cm" svg:x="11.1cm" svg:y="3.225cm">
          <text:p text:style-name="P7"><text:span text:style-name="T4">L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2cm" svg:y="4.8cm">
          <text:p text:style-name="P1"><text:span text:style-name="T1">K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4.725cm" svg:y="5.625cm">
          <text:p text:style-name="P3"><text:span text:style-name="T2">Mouse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6cm" svg:y="5.55cm">
          <text:p text:style-name="P3"><text:span text:style-name="T2">Space</text:span></text:p>
          <text:p text:style-name="P3"><text:span text:style-name="T2">Ctrl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0" draw:layer="layout" svg:width="1.2cm" svg:height="1.2cm" svg:x="7.275cm" svg:y="5.475cm">
          <text:p text:style-name="P9"><text:span text:style-name="T5">Alt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9.525cm" svg:y="5.475cm">
          <text:p text:style-name="P3"><text:span text:style-name="T2">Enter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10.8cm" svg:y="5.55cm">
          <text:p text:style-name="P3"><text:span text:style-name="T2">Nu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12.075cm" svg:y="5.625cm">
          <text:p text:style-name="P3"><text:span text:style-name="T2">Arrows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" draw:text-style-name="P12" draw:layer="layout" svg:width="3.3cm" svg:height="0.6cm" svg:x="0cm" svg:y="0cm">
          <text:p text:style-name="P11"><text:span text:style-name="T6">Base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5.7cm" svg:y="9.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5.7cm" svg:y="11.0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4.425cm" svg:y="9.3cm">
          <text:p text:style-name="P1"><text:span text:style-name="T1">£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4.425cm" svg:y="10.5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4.425cm" svg:y="11.8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15cm" svg:y="8.925cm">
          <text:p text:style-name="P1"><text:span text:style-name="T1"/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15cm" svg:y="10.2cm">
          <text:p text:style-name="P1"><text:span text:style-name="T1">€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15cm" svg:y="11.4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875cm" svg:y="9.2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875cm" svg:y="10.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875cm" svg:y="11.7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0.6cm" svg:y="10.0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0.6cm" svg:y="11.325cm">
          <text:p text:style-name="P1"><text:span text:style-name="T1"/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0.6cm" svg:y="12.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2cm" svg:y="10.0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2cm" svg:y="11.325cm">
          <text:p text:style-name="P1"><text:span text:style-name="T1">0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925cm" svg:y="9.225cm">
          <text:p text:style-name="P1"><text:span text:style-name="T1">9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925cm" svg:y="10.5cm">
          <text:p text:style-name="P1"><text:span text:style-name="T1">6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925cm" svg:y="11.775cm">
          <text:p text:style-name="P1"><text:span text:style-name="T1">3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3.65cm" svg:y="8.925cm">
          <text:p text:style-name="P1"><text:span text:style-name="T1">8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3.65cm" svg:y="10.2cm">
          <text:p text:style-name="P1"><text:span text:style-name="T1">5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3.65cm" svg:y="11.475cm">
          <text:p text:style-name="P1"><text:span text:style-name="T1">2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375cm" svg:y="9.3cm">
          <text:p text:style-name="P1"><text:span text:style-name="T1">7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375cm" svg:y="10.575cm">
          <text:p text:style-name="P1"><text:span text:style-name="T1">4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375cm" svg:y="11.85cm">
          <text:p text:style-name="P1"><text:span text:style-name="T1">1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3" draw:layer="layout" svg:width="1.2cm" svg:height="1.2cm" svg:x="11.1cm" svg:y="9.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0" draw:layer="layout" svg:width="1.2cm" svg:height="1.2cm" svg:x="11.1cm" svg:y="11.0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3" draw:layer="layout" svg:width="1.2cm" svg:height="1.2cm" svg:x="16.2cm" svg:y="12.6cm">
          <text:p text:style-name="P14"><text:span text:style-name="T7">Del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4.725cm" svg:y="13.4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6" draw:layer="layout" svg:width="1.2cm" svg:height="1.2cm" svg:x="6cm" svg:y="13.35cm">
          <text:p text:style-name="P15"><text:span text:style-name="T8">[Space fr]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6" draw:layer="layout" svg:width="1.2cm" svg:height="1.2cm" svg:x="7.275cm" svg:y="13.275cm">
          <text:p text:style-name="P15"><text:span text:style-name="T8">Unicode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9.525cm" svg:y="13.2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" draw:text-style-name="P17" draw:layer="layout" svg:width="1.2cm" svg:height="1.2cm" svg:x="10.8cm" svg:y="13.3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075cm" svg:y="13.4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9" draw:layer="layout" svg:width="3.3cm" svg:height="0.6cm" svg:x="0cm" svg:y="7.8cm">
          <text:p text:style-name="P18"><text:span text:style-name="T9">Num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" draw:text-style-name="P2" draw:layer="layout" svg:width="1.2cm" svg:height="1.2cm" svg:x="5.7cm" svg:y="17.5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5.7cm" svg:y="18.8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4.425cm" svg:y="17.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4.425cm" svg:y="18.3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4.425cm" svg:y="19.6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15cm" svg:y="16.7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15cm" svg:y="1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15cm" svg:y="19.2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875cm" svg:y="17.0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875cm" svg:y="18.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875cm" svg:y="19.5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0.6cm" svg:y="17.8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0.6cm" svg:y="19.1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0.6cm" svg:y="20.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3" draw:layer="layout" svg:width="1.2cm" svg:height="1.2cm" svg:x="16.2cm" svg:y="17.85cm">
          <text:p text:style-name="P14"><text:span text:style-name="T7">End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21" draw:layer="layout" svg:width="1.2cm" svg:height="1.2cm" svg:x="16.2cm" svg:y="19.125cm">
          <text:p text:style-name="P20"><text:span text:style-name="T1">→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21" draw:layer="layout" svg:width="1.2cm" svg:height="1.2cm" svg:x="14.925cm" svg:y="17.025cm">
          <text:p text:style-name="P20"><text:span text:style-name="T10">Pg ↑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21" draw:layer="layout" svg:width="1.2cm" svg:height="1.2cm" svg:x="14.925cm" svg:y="18.3cm">
          <text:p text:style-name="P20"><text:span text:style-name="T1">↑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3" draw:layer="layout" svg:width="1.2cm" svg:height="1.2cm" svg:x="14.925cm" svg:y="19.575cm">
          <text:p text:style-name="P22"><text:span text:style-name="T7">STab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1" draw:layer="layout" svg:width="1.2cm" svg:height="1.2cm" svg:x="13.65cm" svg:y="16.725cm">
          <text:p text:style-name="P20"><text:span text:style-name="T10">Pg ↓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21" draw:layer="layout" svg:width="1.2cm" svg:height="1.2cm" svg:x="13.65cm" svg:y="18cm">
          <text:p text:style-name="P20"><text:span text:style-name="T1">↓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21" draw:layer="layout" svg:width="1.2cm" svg:height="1.2cm" svg:x="13.65cm" svg:y="19.275cm">
          <text:p text:style-name="P20"><text:span text:style-name="T10">Tab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3" draw:layer="layout" svg:width="1.2cm" svg:height="1.2cm" svg:x="12.375cm" svg:y="17.1cm">
          <text:p text:style-name="P14"><text:span text:style-name="T7">Home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2" draw:text-style-name="P21" draw:layer="layout" svg:width="1.2cm" svg:height="1.2cm" svg:x="12.375cm" svg:y="18.375cm">
          <text:p text:style-name="P20"><text:span text:style-name="T11">←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5" draw:layer="layout" svg:width="1.2cm" svg:height="1.2cm" svg:x="12.375cm" svg:y="19.65cm">
          <text:p text:style-name="P24"><text:span text:style-name="T10">Bsp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0" draw:layer="layout" svg:width="1.2cm" svg:height="1.2cm" svg:x="11.1cm" svg:y="17.5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0" draw:layer="layout" svg:width="1.2cm" svg:height="1.2cm" svg:x="11.1cm" svg:y="18.8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5" draw:layer="layout" svg:width="1.2cm" svg:height="1.2cm" svg:x="16.2cm" svg:y="20.4cm">
          <text:p text:style-name="P24"><text:span text:style-name="T10">Del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4.725cm" svg:y="21.2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6cm" svg:y="21.1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7.275cm" svg:y="21.0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9.525cm" svg:y="21.0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0.8cm" svg:y="21.1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" draw:text-style-name="P17" draw:layer="layout" svg:width="1.2cm" svg:height="1.2cm" svg:x="12.075cm" svg:y="21.2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9" draw:layer="layout" svg:width="3.3cm" svg:height="0.6cm" svg:x="0cm" svg:y="15.6cm">
          <text:p text:style-name="P18"><text:span text:style-name="T9">Arrows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0" draw:layer="layout" svg:width="1.2cm" svg:height="1.2cm" svg:x="5.7cm" svg:y="25.3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0" draw:layer="layout" svg:width="1.2cm" svg:height="1.2cm" svg:x="5.7cm" svg:y="26.6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3" draw:text-style-name="P27" draw:layer="layout" svg:width="1.2cm" svg:height="1.2cm" svg:x="4.425cm" svg:y="24.9cm">
          <text:p text:style-name="P26"><text:span text:style-name="T9">Wh</text:span></text:p>
          <text:p text:style-name="P26"><text:span text:style-name="T9">→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4" draw:text-style-name="P21" draw:layer="layout" svg:width="1.2cm" svg:height="1.2cm" svg:x="4.425cm" svg:y="26.175cm">
          <text:p text:style-name="P20"><text:span text:style-name="T1">→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5" draw:layer="layout" svg:width="1.2cm" svg:height="1.2cm" svg:x="4.425cm" svg:y="27.45cm">
          <text:p text:style-name="P24"><text:span text:style-name="T10">Del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5" draw:text-style-name="P27" draw:layer="layout" svg:width="1.2cm" svg:height="1.2cm" svg:x="3.15cm" svg:y="24.525cm">
          <text:p text:style-name="P26"><text:span text:style-name="T9">Wh</text:span></text:p>
          <text:p text:style-name="P26"><text:span text:style-name="T9">↓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6" draw:text-style-name="P21" draw:layer="layout" svg:width="1.2cm" svg:height="1.2cm" svg:x="3.15cm" svg:y="25.8cm">
          <text:p text:style-name="P20"><text:span text:style-name="T1">↓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5" draw:layer="layout" svg:width="1.2cm" svg:height="1.2cm" svg:x="3.15cm" svg:y="27.075cm">
          <text:p text:style-name="P24"><text:span text:style-name="T10">Tab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7" draw:text-style-name="P21" draw:layer="layout" svg:width="1.2cm" svg:height="1.2cm" svg:x="1.875cm" svg:y="24.825cm">
          <text:p text:style-name="P20"><text:span text:style-name="T12">Wh</text:span></text:p>
          <text:p text:style-name="P20"><text:span text:style-name="T9">↑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8" draw:text-style-name="P21" draw:layer="layout" svg:width="1.2cm" svg:height="1.2cm" svg:x="1.875cm" svg:y="26.1cm">
          <text:p text:style-name="P20"><text:span text:style-name="T1">↑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5" draw:layer="layout" svg:width="1.2cm" svg:height="1.2cm" svg:x="1.875cm" svg:y="27.375cm">
          <text:p text:style-name="P24"><text:span text:style-name="T10">STab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9" draw:text-style-name="P21" draw:layer="layout" svg:width="1.2cm" svg:height="1.2cm" svg:x="0.6cm" svg:y="25.65cm">
          <text:p text:style-name="P20"><text:span text:style-name="T13">Wh</text:span></text:p>
          <text:p text:style-name="P20"><text:span text:style-name="T13">←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0" draw:text-style-name="P21" draw:layer="layout" svg:width="1.2cm" svg:height="1.2cm" svg:x="0.6cm" svg:y="26.925cm">
          <text:p text:style-name="P20"><text:span text:style-name="T11">←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5" draw:layer="layout" svg:width="1.2cm" svg:height="1.2cm" svg:x="0.6cm" svg:y="28.2cm">
          <text:p text:style-name="P24"><text:span text:style-name="T10">Bsp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2cm" svg:y="25.6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2cm" svg:y="26.9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925cm" svg:y="24.8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5" draw:layer="layout" svg:width="1.2cm" svg:height="1.2cm" svg:x="14.925cm" svg:y="26.1cm">
          <text:p text:style-name="P24"><text:span text:style-name="T10">Acl 2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925cm" svg:y="27.3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3.65cm" svg:y="24.5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5" draw:layer="layout" svg:width="1.2cm" svg:height="1.2cm" svg:x="13.65cm" svg:y="25.8cm">
          <text:p text:style-name="P24"><text:span text:style-name="T10">Acl 1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3.65cm" svg:y="27.0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375cm" svg:y="24.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5" draw:layer="layout" svg:width="1.2cm" svg:height="1.2cm" svg:x="12.375cm" svg:y="26.175cm">
          <text:p text:style-name="P24"><text:span text:style-name="T10">Acl 0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375cm" svg:y="27.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1.1cm" svg:y="25.3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1.1cm" svg:y="26.6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2cm" svg:y="28.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" draw:text-style-name="P17" draw:layer="layout" svg:width="1.2cm" svg:height="1.2cm" svg:x="4.725cm" svg:y="29.0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6cm" svg:y="28.9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7.275cm" svg:y="28.8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3" draw:layer="layout" svg:width="1.2cm" svg:height="1.2cm" svg:x="9.525cm" svg:y="28.875cm">
          <text:p text:style-name="P14"><text:span text:style-name="T7">Btn 1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3" draw:layer="layout" svg:width="1.2cm" svg:height="1.2cm" svg:x="10.8cm" svg:y="28.95cm">
          <text:p text:style-name="P14"><text:span text:style-name="T7">Btn 3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3" draw:layer="layout" svg:width="1.2cm" svg:height="1.2cm" svg:x="12.075cm" svg:y="29.025cm">
          <text:p text:style-name="P14"><text:span text:style-name="T7">Btn2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9" draw:layer="layout" svg:width="3.3cm" svg:height="0.6cm" svg:x="0cm" svg:y="23.4cm">
          <text:p text:style-name="P18"><text:span text:style-name="T9">Mouse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5.7cm" svg:y="33.1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5.7cm" svg:y="34.4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4.425cm" svg:y="32.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4.425cm" svg:y="33.9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4.425cm" svg:y="35.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15cm" svg:y="32.3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15cm" svg:y="33.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15cm" svg:y="34.8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875cm" svg:y="32.6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875cm" svg:y="33.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875cm" svg:y="35.1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0.6cm" svg:y="33.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0.6cm" svg:y="34.7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0.6cm" svg:y="3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5" draw:layer="layout" svg:width="1.2cm" svg:height="1.2cm" svg:x="16.2cm" svg:y="33.45cm">
          <text:p text:style-name="P24"><text:span text:style-name="T10">FN10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5" draw:layer="layout" svg:width="1.2cm" svg:height="1.2cm" svg:x="16.2cm" svg:y="34.725cm">
          <text:p text:style-name="P24"><text:span text:style-name="T10">FN11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9" draw:layer="layout" svg:width="1.2cm" svg:height="1.2cm" svg:x="14.925cm" svg:y="32.625cm">
          <text:p text:style-name="P18"><text:span text:style-name="T9">FN9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9" draw:layer="layout" svg:width="1.2cm" svg:height="1.2cm" svg:x="14.925cm" svg:y="33.9cm">
          <text:p text:style-name="P18"><text:span text:style-name="T9">FN6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9" draw:layer="layout" svg:width="1.2cm" svg:height="1.2cm" svg:x="14.925cm" svg:y="35.175cm">
          <text:p text:style-name="P18"><text:span text:style-name="T9">FN3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9" draw:layer="layout" svg:width="1.2cm" svg:height="1.2cm" svg:x="13.65cm" svg:y="32.325cm">
          <text:p text:style-name="P18"><text:span text:style-name="T9">FN8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9" draw:layer="layout" svg:width="1.2cm" svg:height="1.2cm" svg:x="13.65cm" svg:y="33.6cm">
          <text:p text:style-name="P18"><text:span text:style-name="T9">FN5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9" draw:layer="layout" svg:width="1.2cm" svg:height="1.2cm" svg:x="13.65cm" svg:y="34.875cm">
          <text:p text:style-name="P18"><text:span text:style-name="T9">FN2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9" draw:layer="layout" svg:width="1.2cm" svg:height="1.2cm" svg:x="12.375cm" svg:y="32.7cm">
          <text:p text:style-name="P18"><text:span text:style-name="T9">FN7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9" draw:layer="layout" svg:width="1.2cm" svg:height="1.2cm" svg:x="12.375cm" svg:y="33.975cm">
          <text:p text:style-name="P18"><text:span text:style-name="T9">FN3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9" draw:layer="layout" svg:width="1.2cm" svg:height="1.2cm" svg:x="12.375cm" svg:y="35.25cm">
          <text:p text:style-name="P18"><text:span text:style-name="T9">FN1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1.1cm" svg:y="33.1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1.1cm" svg:y="34.4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5" draw:layer="layout" svg:width="1.2cm" svg:height="1.2cm" svg:x="16.2cm" svg:y="36cm">
          <text:p text:style-name="P24"><text:span text:style-name="T10">FN12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4.725cm" svg:y="36.8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6cm" svg:y="36.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7.275cm" svg:y="36.6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9.525cm" svg:y="36.6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" draw:text-style-name="P17" draw:layer="layout" svg:width="1.2cm" svg:height="1.2cm" svg:x="10.8cm" svg:y="36.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" draw:text-style-name="P17" draw:layer="layout" svg:width="1.2cm" svg:height="1.2cm" svg:x="12.075cm" svg:y="36.8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9" draw:layer="layout" svg:width="3.3cm" svg:height="0.6cm" svg:x="0cm" svg:y="31.2cm">
          <text:p text:style-name="P18"><text:span text:style-name="T9">FN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5.7cm" svg:y="40.9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3" draw:layer="layout" svg:width="1.2cm" svg:height="1.2cm" svg:x="5.7cm" svg:y="42.2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4.425cm" svg:y="40.5cm">
          <text:p text:style-name="P1">Ô</text:p>
          <draw:enhanced-geometry svg:viewBox="0 0 21600 21600" draw:mirror-horizontal="true" draw:type="rectangle" draw:enhanced-path="M 0 0 L 21600 0 21600 21600 0 21600 0 0 Z N"/>
        </draw:custom-shape>
        <draw:custom-shape draw:style-name="gr21" draw:text-style-name="P21" draw:layer="layout" svg:width="1.2cm" svg:height="1.2cm" svg:x="4.425cm" svg:y="41.775cm">
          <text:p text:style-name="P28">Ò</text:p>
          <draw:enhanced-geometry svg:viewBox="0 0 21600 21600" draw:mirror-horizontal="true" draw:type="rectangle" draw:enhanced-path="M 0 0 L 21600 0 21600 21600 0 21600 0 0 Z N"/>
        </draw:custom-shape>
        <draw:custom-shape draw:style-name="gr22" draw:text-style-name="P21" draw:layer="layout" svg:width="1.2cm" svg:height="1.2cm" svg:x="4.425cm" svg:y="43.05cm">
          <text:p text:style-name="P28">Ö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15cm" svg:y="40.125cm">
          <text:p text:style-name="P1">Ê</text:p>
          <draw:enhanced-geometry svg:viewBox="0 0 21600 21600" draw:mirror-horizontal="true" draw:type="rectangle" draw:enhanced-path="M 0 0 L 21600 0 21600 21600 0 21600 0 0 Z N"/>
        </draw:custom-shape>
        <draw:custom-shape draw:style-name="gr23" draw:text-style-name="P21" draw:layer="layout" svg:width="1.2cm" svg:height="1.2cm" svg:x="3.15cm" svg:y="41.4cm">
          <text:p text:style-name="P28">È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15cm" svg:y="42.675cm">
          <text:p text:style-name="P1">Ë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875cm" svg:y="40.425cm">
          <text:p text:style-name="P1">Ç</text:p>
          <draw:enhanced-geometry svg:viewBox="0 0 21600 21600" draw:mirror-horizontal="true" draw:type="rectangle" draw:enhanced-path="M 0 0 L 21600 0 21600 21600 0 21600 0 0 Z N"/>
        </draw:custom-shape>
        <draw:custom-shape draw:style-name="gr24" draw:text-style-name="P21" draw:layer="layout" svg:width="1.2cm" svg:height="1.2cm" svg:x="1.875cm" svg:y="41.7cm">
          <text:p text:style-name="P28">Œ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875cm" svg:y="42.975cm">
          <text:p text:style-name="P1"><text:span text:style-name="T14">Æ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0.6cm" svg:y="41.25cm">
          <text:p text:style-name="P1">Â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0.6cm" svg:y="42.525cm">
          <text:p text:style-name="P1">À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0.6cm" svg:y="43.8cm">
          <text:p text:style-name="P1">Ä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2cm" svg:y="41.25cm">
          <text:p text:style-name="P1">Û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2cm" svg:y="42.525cm">
          <text:p text:style-name="P1">Ù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925cm" svg:y="40.425cm">
          <text:p text:style-name="P1">Î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925cm" svg:y="41.7cm">
          <text:p text:style-name="P1">Ì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925cm" svg:y="42.975cm">
          <text:p text:style-name="P1">Ï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3.65cm" svg:y="40.125cm">
          <text:p text:style-name="P1">Ŷ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3.65cm" svg:y="41.4cm">
          <text:p text:style-name="P1">Ỳ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3.65cm" svg:y="42.675cm">
          <text:p text:style-name="P1">Ÿ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375cm" svg:y="40.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375cm" svg:y="41.775cm">
          <text:p text:style-name="P1">É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375cm" svg:y="43.0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1.1cm" svg:y="40.9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1.1cm" svg:y="42.2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2cm" svg:y="43.8cm">
          <text:p text:style-name="P1">Ü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4.725cm" svg:y="44.6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6cm" svg:y="44.5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7.275cm" svg:y="44.4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9.525cm" svg:y="44.4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0.8cm" svg:y="44.5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075cm" svg:y="44.6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9" draw:layer="layout" svg:width="3.3cm" svg:height="0.6cm" svg:x="0cm" svg:y="39cm">
          <text:p text:style-name="P18"><text:span text:style-name="T9">FR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5.7cm" svg:y="48.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3" draw:layer="layout" svg:width="1.2cm" svg:height="1.2cm" svg:x="5.7cm" svg:y="50.0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4.425cm" svg:y="48.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5" draw:text-style-name="P21" draw:layer="layout" svg:width="1.2cm" svg:height="1.2cm" svg:x="4.425cm" svg:y="49.5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6" draw:text-style-name="P21" draw:layer="layout" svg:width="1.2cm" svg:height="1.2cm" svg:x="4.425cm" svg:y="50.8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15cm" svg:y="47.9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7" draw:text-style-name="P21" draw:layer="layout" svg:width="1.2cm" svg:height="1.2cm" svg:x="3.15cm" svg:y="49.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15cm" svg:y="50.4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875cm" svg:y="48.2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8" draw:text-style-name="P21" draw:layer="layout" svg:width="1.2cm" svg:height="1.2cm" svg:x="1.875cm" svg:y="49.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3" draw:layer="layout" svg:width="1.2cm" svg:height="1.2cm" svg:x="1.875cm" svg:y="50.7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0.6cm" svg:y="49.0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0.6cm" svg:y="50.3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0.6cm" svg:y="51.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2cm" svg:y="49.0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2cm" svg:y="50.3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925cm" svg:y="48.2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925cm" svg:y="49.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925cm" svg:y="50.7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3.65cm" svg:y="47.9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3.65cm" svg:y="49.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3.65cm" svg:y="50.4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375cm" svg:y="48.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375cm" svg:y="49.5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375cm" svg:y="50.8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1.1cm" svg:y="48.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1.1cm" svg:y="50.0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2cm" svg:y="51.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4.725cm" svg:y="52.4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6cm" svg:y="52.3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7.275cm" svg:y="52.2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9.525cm" svg:y="52.2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0.8cm" svg:y="52.3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075cm" svg:y="52.4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9" draw:layer="layout" svg:width="3.3cm" svg:height="0.6cm" svg:x="0cm" svg:y="46.8cm">
          <text:p text:style-name="P18"><text:span text:style-name="T9">Adjust</text:span></text:p>
          <draw:enhanced-geometry svg:viewBox="0 0 21600 21600" draw:mirror-horizontal="tru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Hack Nerd Font Mono" svg:font-family="'Hack Nerd Font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1cm" fo:padding-right="0.1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8.009cm" fo:page-height="54.35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3T21:50:17.290941292</meta:creation-date>
    <dc:date>2024-10-21T23:05:13.183113220</dc:date>
    <meta:editing-duration>P2DT11H49M40S</meta:editing-duration>
    <meta:editing-cycles>160</meta:editing-cycles>
    <meta:generator>LibreOffice/24.2.6.2$Linux_X86_64 LibreOffice_project/420$Build-2</meta:generator>
    <meta:print-date>2024-04-12T20:24:17.618321522</meta:print-date>
    <meta:document-statistic meta:object-count="245"/>
  </office:meta>
</office:document-meta>
</file>